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57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3.099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Antonio Feed Prototype Control Board Components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4"/>
        <table:table-row table:style-name="ro1">
          <table:table-cell office:value-type="string">
            <text:p>Date</text:p>
          </table:table-cell>
          <table:table-cell table:style-name="ce1" office:value-type="string">
            <text:p>Source</text:p>
          </table:table-cell>
          <table:table-cell office:value-type="string">
            <text:p><text:s text:c="2"/>Description</text:p>
          </table:table-cell>
          <table:table-cell table:style-name="ce3" office:value-type="string">
            <text:p>Amount</text:p>
          </table:table-cell>
          <table:table-cell table:style-name="ce3" office:value-type="string">
            <text:p>Shipping</text:p>
          </table:table-cell>
          <table:table-cell table:style-name="ce3" office:value-type="string">
            <text:p>Tax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date" office:date-value="2013-08-01">
            <text:p>08/01/13</text:p>
          </table:table-cell>
          <table:table-cell office:value-type="string">
            <text:p>Digi-Key</text:p>
          </table:table-cell>
          <table:table-cell office:value-type="string">
            <text:p>Thermal Sensors</text:p>
          </table:table-cell>
          <table:table-cell office:value-type="float" office:value="27.4">
            <text:p>27.40</text:p>
          </table:table-cell>
          <table:table-cell/>
          <table:table-cell office:value-type="float" office:value="2.47">
            <text:p>2.47</text:p>
          </table:table-cell>
        </table:table-row>
        <table:table-row table:style-name="ro1">
          <table:table-cell table:style-name="ce2" office:value-type="date" office:date-value="2013-08-09">
            <text:p>08/09/13</text:p>
          </table:table-cell>
          <table:table-cell office:value-type="string">
            <text:p>Microchip</text:p>
          </table:table-cell>
          <table:table-cell office:value-type="string">
            <text:p>Thermal Sensors</text:p>
          </table:table-cell>
          <table:table-cell office:value-type="float" office:value="41.1">
            <text:p>41.10</text:p>
          </table:table-cell>
          <table:table-cell office:value-type="float" office:value="6.78">
            <text:p>6.78</text:p>
          </table:table-cell>
          <table:table-cell office:value-type="float" office:value="3.69">
            <text:p>3.69</text:p>
          </table:table-cell>
        </table:table-row>
        <table:table-row table:style-name="ro1">
          <table:table-cell table:style-name="ce2" office:value-type="date" office:date-value="2013-08-12">
            <text:p>08/12/13</text:p>
          </table:table-cell>
          <table:table-cell office:value-type="string">
            <text:p>Digi-Key</text:p>
          </table:table-cell>
          <table:table-cell office:value-type="string">
            <text:p>VRef, Op-Amp, Connectors</text:p>
          </table:table-cell>
          <table:table-cell office:value-type="float" office:value="35.84">
            <text:p>35.84</text:p>
          </table:table-cell>
          <table:table-cell/>
          <table:table-cell office:value-type="float" office:value="3.23">
            <text:p>3.23</text:p>
          </table:table-cell>
        </table:table-row>
        <table:table-row table:style-name="ro1">
          <table:table-cell table:style-name="ce2" office:value-type="date" office:date-value="2013-08-12">
            <text:p>08/12/13</text:p>
          </table:table-cell>
          <table:table-cell office:value-type="string">
            <text:p>SparkFun</text:p>
          </table:table-cell>
          <table:table-cell office:value-type="string">
            <text:p>PIC32 Dev. Board, IC Adapters, RS-485 Conv.</text:p>
          </table:table-cell>
          <table:table-cell office:value-type="float" office:value="96.15">
            <text:p>96.15</text:p>
          </table:table-cell>
          <table:table-cell office:value-type="float" office:value="4.04">
            <text:p>4.04</text:p>
          </table:table-cell>
          <table:table-cell/>
        </table:table-row>
        <table:table-row table:style-name="ro1">
          <table:table-cell table:style-name="ce2" office:value-type="date" office:date-value="2013-08-14">
            <text:p>08/14/13</text:p>
          </table:table-cell>
          <table:table-cell office:value-type="string">
            <text:p>JameCo</text:p>
          </table:table-cell>
          <table:table-cell office:value-type="string">
            <text:p>Prototype Board, Connectors</text:p>
          </table:table-cell>
          <table:table-cell office:value-type="float" office:value="48.35">
            <text:p>48.35</text:p>
          </table:table-cell>
          <table:table-cell/>
          <table:table-cell office:value-type="float" office:value="4.35">
            <text:p>4.35</text:p>
          </table:table-cell>
        </table:table-row>
        <table:table-row table:style-name="ro1">
          <table:table-cell table:style-name="ce2" office:value-type="date" office:date-value="2013-08-15">
            <text:p>08/15/13</text:p>
          </table:table-cell>
          <table:table-cell office:value-type="string">
            <text:p>Fry's</text:p>
          </table:table-cell>
          <table:table-cell office:value-type="string">
            <text:p>Power Supply</text:p>
          </table:table-cell>
          <table:table-cell office:value-type="float" office:value="29.99">
            <text:p>29.99</text:p>
          </table:table-cell>
          <table:table-cell/>
          <table:table-cell office:value-type="float" office:value="2.62">
            <text:p>2.62</text:p>
          </table:table-cell>
        </table:table-row>
        <table:table-row table:style-name="ro1">
          <table:table-cell table:style-name="ce2" office:value-type="date" office:date-value="2013-08-16">
            <text:p>08/16/13</text:p>
          </table:table-cell>
          <table:table-cell office:value-type="string">
            <text:p>Digi-Key</text:p>
          </table:table-cell>
          <table:table-cell office:value-type="string">
            <text:p>DC-to-DC Reg., ICs</text:p>
          </table:table-cell>
          <table:table-cell office:value-type="float" office:value="34.92">
            <text:p>34.92</text:p>
          </table:table-cell>
          <table:table-cell/>
          <table:table-cell office:value-type="float" office:value="3.14">
            <text:p>3.14</text:p>
          </table:table-cell>
        </table:table-row>
        <table:table-row table:style-name="ro1">
          <table:table-cell table:style-name="ce2" office:value-type="date" office:date-value="2013-08-22">
            <text:p>08/22/13</text:p>
          </table:table-cell>
          <table:table-cell office:value-type="string">
            <text:p>SparkFun</text:p>
          </table:table-cell>
          <table:table-cell office:value-type="string">
            <text:p>Accelerometer, IC Adapters</text:p>
          </table:table-cell>
          <table:table-cell office:value-type="float" office:value="74.6">
            <text:p>74.60</text:p>
          </table:table-cell>
          <table:table-cell office:value-type="float" office:value="4.04">
            <text:p>4.04</text:p>
          </table:table-cell>
          <table:table-cell/>
        </table:table-row>
        <table:table-row table:style-name="ro1">
          <table:table-cell table:style-name="ce2" office:value-type="date" office:date-value="2013-08-22">
            <text:p>08/22/13</text:p>
          </table:table-cell>
          <table:table-cell office:value-type="string">
            <text:p>Digi-Key</text:p>
          </table:table-cell>
          <table:table-cell office:value-type="string">
            <text:p>PIC32MX795F512L, Connectors, Misc. Comp.</text:p>
          </table:table-cell>
          <table:table-cell office:value-type="float" office:value="142.59">
            <text:p>142.59</text:p>
          </table:table-cell>
          <table:table-cell/>
          <table:table-cell office:value-type="float" office:value="12.83">
            <text:p>12.83</text:p>
          </table:table-cell>
        </table:table-row>
        <table:table-row table:style-name="ro1">
          <table:table-cell table:style-name="ce2" office:value-type="date" office:date-value="2013-08-26">
            <text:p>08/26/13</text:p>
          </table:table-cell>
          <table:table-cell office:value-type="string">
            <text:p>Digi-Key</text:p>
          </table:table-cell>
          <table:table-cell office:value-type="string">
            <text:p>Oscillator, Flash Memory, Connectors</text:p>
          </table:table-cell>
          <table:table-cell office:value-type="float" office:value="28">
            <text:p>28.00</text:p>
          </table:table-cell>
          <table:table-cell/>
          <table:table-cell office:value-type="float" office:value="2.52">
            <text:p>2.52</text:p>
          </table:table-cell>
        </table:table-row>
        <table:table-row table:style-name="ro1">
          <table:table-cell table:style-name="ce2" office:value-type="date" office:date-value="2013-10-17">
            <text:p>10/17/13</text:p>
          </table:table-cell>
          <table:table-cell office:value-type="string">
            <text:p>Digi-Key</text:p>
          </table:table-cell>
          <table:table-cell office:value-type="string">
            <text:p>24V Power Supply, Fan, Resistors</text:p>
          </table:table-cell>
          <table:table-cell office:value-type="float" office:value="48.64">
            <text:p>48.64</text:p>
          </table:table-cell>
          <table:table-cell/>
          <table:table-cell office:value-type="float" office:value="4.38">
            <text:p>4.38</text:p>
          </table:table-cell>
        </table:table-row>
        <table:table-row table:style-name="ro1">
          <table:table-cell table:style-name="ce2" office:value-type="date" office:date-value="2013-10-19">
            <text:p>10/19/13</text:p>
          </table:table-cell>
          <table:table-cell office:value-type="string">
            <text:p>Fry's</text:p>
          </table:table-cell>
          <table:table-cell office:value-type="string">
            <text:p>Power Cord, Hardware</text:p>
          </table:table-cell>
          <table:table-cell office:value-type="float" office:value="11.27">
            <text:p>11.27</text:p>
          </table:table-cell>
          <table:table-cell/>
          <table:table-cell office:value-type="float" office:value="0.98">
            <text:p>0.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SUM([.D3:.D14])" office:value-type="float" office:value="618.85">
            <text:p>618.85</text:p>
          </table:table-cell>
          <table:table-cell table:formula="of:=SUM([.E3:.E14])" office:value-type="float" office:value="14.86">
            <text:p>14.86</text:p>
          </table:table-cell>
          <table:table-cell table:formula="of:=SUM([.F3:.F14])" office:value-type="float" office:value="40.21">
            <text:p>40.21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299in" fo:margin-right="0.5299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10/27/2013</text:date>, <text:time>21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Ackermann</meta:initial-creator>
    <meta:creation-date>2013-10-27T18:03:28</meta:creation-date>
    <meta:generator>OpenOffice.org/3.2$Linux OpenOffice.org_project/320m12$Build-9483</meta:generator>
    <dc:date>2013-10-27T21:24:44</dc:date>
    <dc:creator>Robert Ackermann</dc:creator>
    <meta:editing-duration>PT01H01M23S</meta:editing-duration>
    <meta:editing-cycles>5</meta:editing-cycles>
    <meta:printed-by>Robert Ackermann</meta:printed-by>
    <meta:print-date>2013-10-27T21:16:22</meta:print-date>
    <meta:document-statistic meta:table-count="3" meta:cell-count="70" meta:object-count="0"/>
  </office:meta>
</office:document-meta>
</file>